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8cm" svg:height="3.582cm" svg:x="0cm" svg:y="3.273cm" presentation:class="title" presentation:user-transformed="true">
          <draw:text-box>
            <text:p><text:span text:style-name="T1">Levanto un Aleluy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Levanto un aleluya</text:span><text:span text:style-name="T2"><text:line-break/></text:span><text:span text:style-name="T2">Con el enemigo frente a mi</text:span><text:span text:style-name="T2"><text:line-break/></text:span><text:span text:style-name="T2">Levanto un aleluya</text:span><text:span text:style-name="T2"><text:line-break/></text:span><text:span text:style-name="T2">Hasta que no quede duda en mi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Levanto un aleluya</text:span><text:span text:style-name="T2"><text:line-break/></text:span><text:span text:style-name="T2">Mi arma es la canción en mi </text:span><text:span text:style-name="T2"><text:line-break/></text:span><text:span text:style-name="T2">Levanto un aleluya</text:span><text:span text:style-name="T2"><text:line-break/></text:span><text:span text:style-name="T2">El cielo peleará por 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Y yo cantaré en la tempestad</text:span><text:span text:style-name="T2"><text:line-break/></text:span><text:span text:style-name="T2">Fuerte y más fuerte</text:span><text:span text:style-name="T2"><text:line-break/></text:span><text:span text:style-name="T2">Mi alabanza se oi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Y de las cenizas la fe surgirá </text:span><text:span text:style-name="T2"><text:line-break/></text:span><text:span text:style-name="T2">La muerte es vencida</text:span><text:span text:style-name="T2"><text:line-break/></text:span><text:span text:style-name="T2">El rey vivo est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Levanto un aleluya</text:span><text:span text:style-name="T2"><text:line-break/></text:span><text:span text:style-name="T2">Con todo lo que hay en mi </text:span><text:span text:style-name="T2"><text:line-break/></text:span><text:span text:style-name="T2">Levanto un aleluya</text:span><text:span text:style-name="T2"><text:line-break/></text:span><text:span text:style-name="T2">Veré a la oscuridad huir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Levanto un aleluya</text:span><text:span text:style-name="T2"><text:line-break/></text:span><text:span text:style-name="T2">Aún sin saber el porvenir </text:span><text:span text:style-name="T2"><text:line-break/></text:span><text:span text:style-name="T2">Levanto un aleluya</text:span><text:span text:style-name="T2"><text:line-break/></text:span><text:span text:style-name="T2">Temor, pierdes control de 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//Cantaré más fuerte</text:span><text:span text:style-name="T2"><text:line-break/></text:span><text:span text:style-name="T2">Cantaré más fuerte</text:span><text:span text:style-name="T2"><text:line-break/></text:span><text:span text:style-name="T2">Cantaré más fuerte</text:span><text:span text:style-name="T2"><text:line-break/></text:span><text:span text:style-name="T2">Cantaré más fuerte/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Cantaré más fuerte</text:span><text:span text:style-name="T2"><text:line-break/></text:span><text:span text:style-name="T2">Con el enemigo frente a mi</text:span><text:span text:style-name="T2"><text:line-break/></text:span><text:span text:style-name="T2">Cantaré más fuerte</text:span><text:span text:style-name="T2"><text:line-break/></text:span><text:span text:style-name="T2">Hasta que no quede duda en mi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Cantaré más fuerte</text:span><text:span text:style-name="T2"><text:line-break/></text:span><text:span text:style-name="T2">Mi arma es la canción en mi </text:span><text:span text:style-name="T2"><text:line-break/></text:span><text:span text:style-name="T2">Cantaré más fuerte</text:span><text:span text:style-name="T2"><text:line-break/></text:span><text:span text:style-name="T2">El cielo peleará por 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><text:span text:style-name="T2">//Levanto un aleluya</text:span><text:span text:style-name="T2"><text:line-break/></text:span><text:span text:style-name="T2">Levanto un aleluya</text:span><text:span text:style-name="T2"><text:line-break/></text:span><text:span text:style-name="T2">Levanto un aleluya</text:span><text:span text:style-name="T2"><text:line-break/></text:span><text:span text:style-name="T2">Levanto un aleluya/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24T18:15:11.591000000</meta:creation-date>
    <dc:date>2023-02-23T20:15:32.905000000</dc:date>
    <meta:editing-duration>PT1H49M36S</meta:editing-duration>
    <meta:editing-cycles>3</meta:editing-cycles>
    <meta:generator>Real_Office/6.2.3.2$Windows_x86 LibreOffice_project/b40a93cffb3080b9876e40c60e03703e9bd35612</meta:generator>
    <meta:document-statistic meta:object-count="54"/>
  </office:meta>
</office:document-meta>
</file>